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80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1.8cm" svg:x="15.127cm" svg:y="1.6cm">
          <text:p text:style-name="P1"><text:span text:style-name="T1">Déb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5.4cm" svg:height="1.7cm" svg:x="15.3cm" svg:y="6.7cm">
          <text:p text:style-name="P1"><text:span text:style-name="T1">Réception :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2cm" svg:height="5.1cm" svg:x="38.2cm" svg:y="31.8cm">
          <text:p text:style-name="P1"><text:span text:style-name="T1">Si V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0" draw:id="id10" draw:layer="layout" svg:width="5.4cm" svg:height="1.6cm" svg:x="43.7cm" svg:y="38.1cm">
          <text:p text:style-name="P1"><text:span text:style-name="T1">blanc</text:span> 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2cm" svg:height="5.1cm" svg:x="51.5cm" svg:y="31.6cm">
          <text:p text:style-name="P1"><text:span text:style-name="T1">Si V = 25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1" draw:id="id11" draw:layer="layout" svg:width="5.4cm" svg:height="1.7cm" svg:x="58.9cm" svg:y="38cm">
          <text:p text:style-name="P1"><text:span text:style-name="T1">Noir</text:span> 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6cm" svg:height="2.3cm" svg:x="27.7cm" svg:y="16.8cm">
          <text:p text:style-name="P1"><text:span text:style-name="T1">Début du dialogu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2cm" svg:height="5.1cm" svg:x="15.4cm" svg:y="15.4cm">
          <text:p text:style-name="P1"><text:span text:style-name="T1">Si V = 25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2" draw:id="id12" draw:layer="layout" svg:width="14.4cm" svg:height="3cm" svg:x="47cm" svg:y="48.2cm">
          <text:p text:style-name="P1"><text:span text:style-name="T1">Adressage au servo corresponda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4.2cm" svg:height="2.1cm" svg:x="47.1cm" svg:y="52.4cm">
          <text:p text:style-name="P1"><text:span text:style-name="T1">Positionnement et sauvegarde </text:span></text:p>
          <text:p text:style-name="P1"><text:span text:style-name="T1">de la valeur par le servomoteu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7cm" svg:height="1.8cm" svg:x="51.353cm" svg:y="55.885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xml:id="id16" draw:id="id16" draw:layer="layout" draw:type="line" svg:x1="17.977cm" svg:y1="3.4cm" svg:x2="18cm" svg:y2="6.7cm" draw:start-shape="id1" draw:start-glue-point="2" draw:end-shape="id2" draw:end-glue-point="0" svg:d="m17977 3400 23 3300" svg:viewBox="0 0 24 3301">
          <text:p/>
        </draw:connector>
        <draw:custom-shape draw:style-name="gr1" draw:text-style-name="P2" xml:id="id3" draw:id="id3" draw:layer="layout" svg:width="9.6cm" svg:height="1.5cm" svg:x="13.2cm" svg:y="11.6cm">
          <text:p text:style-name="P1"><text:span text:style-name="T1">Lire Valeur , V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8cm" svg:y1="8.4cm" svg:x2="18cm" svg:y2="11.6cm" draw:start-shape="id2" draw:start-glue-point="2" draw:end-shape="id3" draw:end-glue-point="5" svg:d="m18000 8400v3200" svg:viewBox="0 0 1 3201">
          <text:p/>
        </draw:connector>
        <draw:connector draw:style-name="gr2" draw:text-style-name="P1" draw:layer="layout" draw:type="line" svg:x1="20.6cm" svg:y1="17.95cm" svg:x2="27.7cm" svg:y2="17.95cm" draw:start-shape="id4" draw:start-glue-point="7" draw:end-shape="id5" draw:end-glue-point="3" svg:d="m20600 17950h7100" svg:viewBox="0 0 7101 1">
          <text:p/>
        </draw:connector>
        <draw:connector draw:style-name="gr2" draw:text-style-name="P1" draw:layer="layout" draw:type="line" svg:x1="18cm" svg:y1="13.1cm" svg:x2="18cm" svg:y2="15.4cm" draw:start-shape="id3" draw:start-glue-point="8" draw:end-shape="id4" draw:end-glue-point="4" svg:d="m18000 13100v2300" svg:viewBox="0 0 1 2301">
          <text:p/>
        </draw:connector>
        <draw:custom-shape draw:style-name="gr1" draw:text-style-name="P1" xml:id="id6" draw:id="id6" draw:layer="layout" svg:width="5.4cm" svg:height="1.7cm" svg:x="28.8cm" svg:y="21.8cm">
          <text:p text:style-name="P1"><text:span text:style-name="T1">Réception :2</text:span> 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9.6cm" svg:height="1.5cm" svg:x="26.7cm" svg:y="26.2cm">
          <text:p text:style-name="P1"><text:span text:style-name="T1">Lire Valeur , V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31.5cm" svg:y1="19.1cm" svg:x2="31.5cm" svg:y2="21.8cm" draw:start-shape="id5" draw:start-glue-point="2" draw:end-shape="id6" draw:end-glue-point="0" svg:d="m31500 19100v2700" svg:viewBox="0 0 1 2701">
          <text:p/>
        </draw:connector>
        <draw:connector draw:style-name="gr2" draw:text-style-name="P1" draw:layer="layout" draw:type="line" svg:x1="31.5cm" svg:y1="23.5cm" svg:x2="31.5cm" svg:y2="26.2cm" draw:start-shape="id6" draw:start-glue-point="2" draw:end-shape="id7" draw:end-glue-point="5" svg:d="m31500 23500v2700" svg:viewBox="0 0 1 2701">
          <text:p/>
        </draw:connector>
        <draw:connector draw:style-name="gr3" draw:text-style-name="P1" draw:layer="layout" svg:x1="31.5cm" svg:y1="27.7cm" svg:x2="40.8cm" svg:y2="31.8cm" draw:start-shape="id7" draw:start-glue-point="8" draw:end-shape="id8" draw:end-glue-point="4" svg:d="m31500 27700v2051h9300v2049" svg:viewBox="0 0 9301 4101">
          <text:p/>
        </draw:connector>
        <draw:connector draw:style-name="gr3" draw:text-style-name="P1" draw:layer="layout" svg:x1="31.5cm" svg:y1="27.7cm" svg:x2="54.1cm" svg:y2="31.6cm" draw:start-shape="id7" draw:start-glue-point="8" draw:end-shape="id9" draw:end-glue-point="4" svg:d="m31500 27700v1951h22600v1949" svg:viewBox="0 0 22601 3901">
          <text:p/>
        </draw:connector>
        <draw:connector draw:style-name="gr3" draw:text-style-name="P1" draw:layer="layout" svg:x1="43.4cm" svg:y1="34.35cm" svg:x2="46.4cm" svg:y2="38.1cm" draw:start-shape="id8" draw:start-glue-point="7" draw:end-shape="id10" svg:d="m43400 34350h3000v3750" svg:viewBox="0 0 3001 3751">
          <text:p/>
        </draw:connector>
        <draw:connector draw:style-name="gr3" draw:text-style-name="P1" draw:layer="layout" svg:x1="56.7cm" svg:y1="34.15cm" svg:x2="61.6cm" svg:y2="38cm" draw:start-shape="id9" draw:start-glue-point="7" draw:end-shape="id11" draw:end-glue-point="0" svg:d="m56700 34150h4900v3850" svg:viewBox="0 0 4901 3851">
          <text:p/>
        </draw:connector>
        <draw:connector draw:style-name="gr3" draw:text-style-name="P1" draw:layer="layout" svg:x1="46.4cm" svg:y1="39.7cm" svg:x2="54.2cm" svg:y2="48.2cm" draw:start-shape="id10" draw:start-glue-point="2" draw:end-shape="id12" svg:d="m46400 39700v4250h7800v4250" svg:viewBox="0 0 7801 8501">
          <text:p/>
        </draw:connector>
        <draw:connector draw:style-name="gr3" draw:text-style-name="P1" draw:layer="layout" svg:x1="61.6cm" svg:y1="39.7cm" svg:x2="54.2cm" svg:y2="48.2cm" draw:start-shape="id11" draw:start-glue-point="2" draw:end-shape="id12" draw:end-glue-point="0" svg:d="m61600 39700v4250h-7400v4250" svg:viewBox="0 0 7401 8501">
          <text:p/>
        </draw:connector>
        <draw:connector draw:style-name="gr2" draw:text-style-name="P1" draw:layer="layout" draw:type="line" svg:x1="54.2cm" svg:y1="51.2cm" svg:x2="54.2cm" svg:y2="52.4cm" draw:start-shape="id12" draw:start-glue-point="2" draw:end-shape="id13" draw:end-glue-point="0" svg:d="m54200 51200v1200" svg:viewBox="0 0 1 1201">
          <text:p/>
        </draw:connector>
        <draw:connector draw:style-name="gr4" draw:text-style-name="P1" xml:id="id17" draw:id="id17" draw:layer="layout" draw:type="line" svg:x1="54.2cm" svg:y1="54.5cm" svg:x2="54.203cm" svg:y2="55.885cm" draw:start-shape="id13" draw:start-glue-point="2" draw:end-shape="id14" draw:end-glue-point="0" svg:d="m54200 54500 3 1385" svg:viewBox="0 0 4 1386">
          <text:p/>
        </draw:connector>
        <draw:custom-shape draw:style-name="gr5" draw:text-style-name="P1" draw:layer="layout" svg:width="0.2cm" svg:height="0.1cm" svg:x="19.8cm" svg:y="40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2" draw:layer="layout" svg:width="9.6cm" svg:height="1.5cm" svg:x="49.2cm" svg:y="45.4cm">
          <text:p text:style-name="P1"><text:span text:style-name="T1">Lire <text:s/>V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xml:id="id15" draw:id="id15" draw:layer="layout" svg:x1="22.4cm" svg:y1="55.2cm" svg:x2="8.951cm" svg:y2="5.076cm" svg:d="m22400 55200v-25062h-13449v-25062" svg:viewBox="0 0 13450 50125">
          <text:p/>
        </draw:connector>
        <draw:connector draw:style-name="gr2" draw:text-style-name="P1" draw:layer="layout" draw:type="line" svg:x1="8.951cm" svg:y1="5.076cm" svg:x2="17.988cm" svg:y2="5.05cm" draw:start-shape="id15" draw:start-glue-point="3" draw:end-shape="id16" draw:end-glue-point="0" svg:d="m8951 5076 9037-26" svg:viewBox="0 0 9038 27">
          <text:p/>
        </draw:connector>
        <draw:connector draw:style-name="gr2" draw:text-style-name="P1" draw:layer="layout" draw:type="line" svg:x1="22.4cm" svg:y1="55.2cm" svg:x2="54.201cm" svg:y2="55.192cm" draw:start-shape="id15" draw:start-glue-point="2" draw:end-shape="id17" draw:end-glue-point="0" svg:d="m22400 55200 31801-8" svg:viewBox="0 0 31802 9">
          <text:p/>
        </draw:connector>
        <draw:frame draw:style-name="gr6" draw:text-style-name="P3" draw:layer="layout" svg:width="2.3cm" svg:height="1.216cm" svg:x="43.2cm" svg:y="32.884cm">
          <draw:text-box>
            <text:p text:style-name="P3"><text:span text:style-name="T1">Vrai</text:span></text:p>
          </draw:text-box>
        </draw:frame>
        <draw:frame draw:style-name="gr6" draw:text-style-name="P3" draw:layer="layout" svg:width="2.3cm" svg:height="1.216cm" svg:x="56.4cm" svg:y="33cm">
          <draw:text-box>
            <text:p text:style-name="P3"><text:span text:style-name="T1">Vra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4T08:51:17.31</meta:creation-date>
    <dc:date>2014-04-25T10:19:50.93</dc:date>
    <meta:editing-duration>PT16M3S</meta:editing-duration>
    <meta:editing-cycles>5</meta:editing-cycles>
    <meta:generator>LibreOffice/4.0.5.2$Windows_x86 LibreOffice_project/5464147a081647a250913f19c0715bca595af2f</meta:generator>
    <meta:document-statistic meta:object-count="35"/>
  </office:meta>
</office:document-meta>
</file>